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118e" officeooo:paragraph-rsid="0013118e"/>
    </style:style>
    <style:style style:name="P2" style:family="paragraph" style:parent-style-name="Standard">
      <style:text-properties officeooo:rsid="0014fdfc" officeooo:paragraph-rsid="0015f8c4"/>
    </style:style>
    <style:style style:name="P3" style:family="paragraph" style:parent-style-name="Standard">
      <style:text-properties officeooo:rsid="0014fdfc" officeooo:paragraph-rsid="0016b9cb"/>
    </style:style>
    <style:style style:name="T1" style:family="text">
      <style:text-properties officeooo:rsid="0015f8c4"/>
    </style:style>
    <style:style style:name="T2" style:family="text">
      <style:text-properties officeooo:rsid="0016b9c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dsæt Gui image – Todo</text:p>
      <text:p text:style-name="P1"/>
      <text:p text:style-name="P2">Vi har udviklet et simplet gui værktøj til brug under udviklingen af softwaren til bilen. Gui'et forbindes gennem bluetooth til bilen og kan så sende og modtage kommandoer. Alt kommunikation mellem program og bil går gennem det hvide vindue til venstre. <text:span text:style-name="T1">Denne kommunikation kan man så vælge at gemme i en tekstfil hvis man ønsker. </text:span></text:p>
      <text:p text:style-name="P3"><text:span text:style-name="T1">Programmet opsnapper visse kommandoer som den modtager og opdaterer automatisk gui elementer. f.eks. hvis programmet modtager kommandoen for at bilen har kørt over den hvide streg så inkrementeres ”lapcounter” automatisk. Det samme er gældende for progressbaren som viser motorenes fart i procent. </text:span></text:p>
      <text:p text:style-name="P3"><text:span text:style-name="T2">Selve programmet er skrevet i VB.NET, som er et programmeringssprog fra Microsoft, da det var noget vi havde kendskab til på forhånd og var let at bygge videre på. Der blevet fundet en grundskabelon som vi byggede videre på og dermed skabte viste gui. </text:span></text:p>
      <text:p text:style-name="P3"/>
      <text:p text:style-name="P3"><text:span text:style-name="T2">Det var meningen at gui også skulle kunne vise banen som bilen mapper når den kører rundt, så man kan se hvor godt den mapper og om der evt. er fejl. Dette nåede dog ikke at blive lavet grundet tidspres. Da dette værktøj blot var til brug i udviklingen og ikke direkte indgår i problemet der skal løses blev gui'et ikke prioriter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a" fo:country="DK"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6T14:02:18.866943771</meta:creation-date>
    <dc:date>2015-05-16T14:42:28.545452456</dc:date>
    <meta:editing-duration>PT37M37S</meta:editing-duration>
    <meta:editing-cycles>9</meta:editing-cycles>
    <meta:generator>LibreOffice/4.2.8.2$Linux_X86_64 LibreOffice_project/420m0$Build-2</meta:generator>
    <meta:document-statistic meta:table-count="0" meta:image-count="0" meta:object-count="0" meta:page-count="1" meta:paragraph-count="5" meta:word-count="207" meta:character-count="1236" meta:non-whitespace-character-count="1030"/>
  </office:meta>
</office:document-meta>
</file>